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6d62d" officeooo:paragraph-rsid="0036d62d"/>
    </style:style>
    <style:style style:name="P2" style:family="paragraph" style:parent-style-name="Text_20_body">
      <style:text-properties officeooo:rsid="0036d62d" officeooo:paragraph-rsid="0038970b"/>
    </style:style>
    <style:style style:name="P3" style:family="paragraph" style:parent-style-name="Text_20_body">
      <style:text-properties officeooo:paragraph-rsid="0038970b"/>
    </style:style>
    <style:style style:name="P4" style:family="paragraph" style:parent-style-name="Text_20_body">
      <style:text-properties officeooo:rsid="00518f12" officeooo:paragraph-rsid="00518f12"/>
    </style:style>
    <style:style style:name="P5" style:family="paragraph" style:parent-style-name="Text_20_body">
      <style:text-properties officeooo:rsid="00518f12" officeooo:paragraph-rsid="0059e56f"/>
    </style:style>
    <style:style style:name="P6" style:family="paragraph" style:parent-style-name="Text_20_body">
      <style:paragraph-properties fo:text-align="start" style:justify-single-word="false"/>
      <style:text-properties officeooo:rsid="00518f12" officeooo:paragraph-rsid="006d043f"/>
    </style:style>
    <style:style style:name="P7" style:family="paragraph" style:parent-style-name="Text_20_body">
      <style:paragraph-properties fo:text-align="start" style:justify-single-word="false"/>
      <style:text-properties officeooo:rsid="00518f12" officeooo:paragraph-rsid="006f6845"/>
    </style:style>
    <style:style style:name="P8" style:family="paragraph" style:parent-style-name="Text_20_body">
      <style:text-properties officeooo:rsid="00518f12" officeooo:paragraph-rsid="006f6845"/>
    </style:style>
    <style:style style:name="P9" style:family="paragraph" style:parent-style-name="Text_20_body">
      <style:text-properties officeooo:paragraph-rsid="00568664"/>
    </style:style>
    <style:style style:name="P10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12" style:family="paragraph" style:parent-style-name="Text_20_body">
      <style:text-properties officeooo:rsid="007f7019" officeooo:paragraph-rsid="0059173f"/>
    </style:style>
    <style:style style:name="P13" style:family="paragraph" style:parent-style-name="Text_20_body">
      <style:paragraph-properties fo:text-align="start" style:justify-single-word="false"/>
      <style:text-properties officeooo:rsid="007f7019" officeooo:paragraph-rsid="0063e9a7"/>
    </style:style>
    <style:style style:name="P14" style:family="paragraph" style:parent-style-name="Text_20_body">
      <style:text-properties officeooo:rsid="007f7019" officeooo:paragraph-rsid="0063e9a7"/>
    </style:style>
    <style:style style:name="P15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16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17" style:family="paragraph" style:parent-style-name="Text_20_body">
      <style:paragraph-properties fo:text-align="start" style:justify-single-word="false"/>
      <style:text-properties officeooo:rsid="00884979" officeooo:paragraph-rsid="0063e9a7"/>
    </style:style>
    <style:style style:name="P18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19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20" style:family="paragraph" style:parent-style-name="Text_20_body">
      <style:paragraph-properties fo:text-align="start" style:justify-single-word="false"/>
      <style:text-properties officeooo:rsid="007d60a4" officeooo:paragraph-rsid="0063597f"/>
    </style:style>
    <style:style style:name="P21" style:family="paragraph" style:parent-style-name="Text_20_body">
      <style:paragraph-properties fo:text-align="start" style:justify-single-word="false"/>
      <style:text-properties officeooo:rsid="007d60a4" officeooo:paragraph-rsid="0063e9a7"/>
    </style:style>
    <style:style style:name="P22" style:family="paragraph" style:parent-style-name="Text_20_body">
      <style:paragraph-properties fo:text-align="start" style:justify-single-word="false"/>
      <style:text-properties officeooo:rsid="007e9a9b" officeooo:paragraph-rsid="0059173f"/>
    </style:style>
    <style:style style:name="P23" style:family="paragraph" style:parent-style-name="Text_20_body">
      <style:paragraph-properties fo:text-align="start" style:justify-single-word="false"/>
      <style:text-properties officeooo:rsid="007e9a9b" officeooo:paragraph-rsid="0063e9a7"/>
    </style:style>
    <style:style style:name="P24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25" style:family="paragraph" style:parent-style-name="Text_20_body">
      <style:paragraph-properties fo:text-align="start" style:justify-single-word="false"/>
      <style:text-properties officeooo:rsid="0086d34c" officeooo:paragraph-rsid="0063e9a7"/>
    </style:style>
    <style:style style:name="P26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27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28" style:family="paragraph" style:parent-style-name="Text_20_body">
      <style:text-properties officeooo:paragraph-rsid="0059173f"/>
    </style:style>
    <style:style style:name="P29" style:family="paragraph" style:parent-style-name="Text_20_body">
      <style:text-properties officeooo:rsid="00914ff6" officeooo:paragraph-rsid="0059173f"/>
    </style:style>
    <style:style style:name="P30" style:family="paragraph" style:parent-style-name="Text_20_body">
      <style:paragraph-properties fo:text-align="start" style:justify-single-word="false"/>
      <style:text-properties officeooo:rsid="00679aa0" officeooo:paragraph-rsid="0063e9a7"/>
    </style:style>
    <style:style style:name="P31" style:family="paragraph" style:parent-style-name="Text_20_body">
      <style:text-properties officeooo:rsid="00679aa0" officeooo:paragraph-rsid="0063e9a7"/>
    </style:style>
    <style:style style:name="P32" style:family="paragraph" style:parent-style-name="Text_20_body">
      <style:text-properties officeooo:paragraph-rsid="0063e9a7"/>
    </style:style>
    <style:style style:name="P33" style:family="paragraph" style:parent-style-name="Text_20_body">
      <style:text-properties officeooo:paragraph-rsid="00646959"/>
    </style:style>
    <style:style style:name="P34" style:family="paragraph" style:parent-style-name="Text_20_body">
      <style:text-properties officeooo:paragraph-rsid="006a19e7"/>
    </style:style>
    <style:style style:name="P35" style:family="paragraph" style:parent-style-name="Text_20_body">
      <style:text-properties officeooo:paragraph-rsid="006eebea"/>
    </style:style>
    <style:style style:name="P36" style:family="paragraph" style:parent-style-name="Text_20_body">
      <style:text-properties officeooo:rsid="007ba53c" officeooo:paragraph-rsid="006f6845"/>
    </style:style>
    <style:style style:name="P37" style:family="paragraph" style:parent-style-name="Text_20_body">
      <style:text-properties officeooo:paragraph-rsid="006f6845"/>
    </style:style>
    <style:style style:name="P38" style:family="paragraph" style:parent-style-name="Text_20_body">
      <style:text-properties officeooo:rsid="007056c0" officeooo:paragraph-rsid="007056c0"/>
    </style:style>
    <style:style style:name="P39" style:family="paragraph" style:parent-style-name="Text_20_body">
      <style:paragraph-properties fo:text-align="start" style:justify-single-word="false"/>
      <style:text-properties officeooo:rsid="007056c0" officeooo:paragraph-rsid="007056c0"/>
    </style:style>
    <style:style style:name="P40" style:family="paragraph" style:parent-style-name="Text_20_body">
      <style:paragraph-properties fo:break-before="page"/>
      <style:text-properties officeooo:rsid="0038970b" officeooo:paragraph-rsid="0060e4f2"/>
    </style:style>
    <style:style style:name="P41" style:family="paragraph" style:parent-style-name="Text_20_body">
      <style:paragraph-properties fo:break-before="page"/>
      <style:text-properties officeooo:paragraph-rsid="0063e9a7"/>
    </style:style>
    <style:style style:name="P42" style:family="paragraph" style:parent-style-name="Text_20_body">
      <style:paragraph-properties fo:text-align="start" style:justify-single-word="false"/>
      <style:text-properties officeooo:rsid="007d60a4" officeooo:paragraph-rsid="0071b911"/>
    </style:style>
    <style:style style:name="P43" style:family="paragraph" style:parent-style-name="Text_20_body">
      <style:text-properties officeooo:rsid="0071b911" officeooo:paragraph-rsid="0071b911"/>
    </style:style>
    <style:style style:name="P44" style:family="paragraph" style:parent-style-name="Heading_20_1" style:master-page-name="Standard">
      <style:paragraph-properties style:page-number="auto"/>
      <style:text-properties officeooo:rsid="0060e4f2"/>
    </style:style>
    <style:style style:name="P45" style:family="paragraph" style:parent-style-name="Heading_20_2">
      <style:text-properties officeooo:rsid="0060e4f2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officeooo:rsid="0060e4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0e4f2" style:font-weight-asian="bold" style:font-weight-complex="bold"/>
    </style:style>
    <style:style style:name="T3" style:family="text">
      <style:text-properties officeooo:rsid="00518f12"/>
    </style:style>
    <style:style style:name="T4" style:family="text">
      <style:text-properties officeooo:rsid="00568664"/>
    </style:style>
    <style:style style:name="T5" style:family="text">
      <style:text-properties officeooo:rsid="0059da7d"/>
    </style:style>
    <style:style style:name="T6" style:family="text">
      <style:text-properties officeooo:rsid="008e0bb8"/>
    </style:style>
    <style:style style:name="T7" style:family="text">
      <style:text-properties officeooo:rsid="005f371a"/>
    </style:style>
    <style:style style:name="T8" style:family="text">
      <style:text-properties officeooo:rsid="0066816f"/>
    </style:style>
    <style:style style:name="T9" style:family="text">
      <style:text-properties officeooo:rsid="0093ac86"/>
    </style:style>
    <style:style style:name="T10" style:family="text">
      <style:text-properties officeooo:rsid="008b03c6"/>
    </style:style>
    <style:style style:name="T11" style:family="text">
      <style:text-properties officeooo:rsid="005dc898"/>
    </style:style>
    <style:style style:name="T12" style:family="text">
      <style:text-properties officeooo:rsid="008a1f90"/>
    </style:style>
    <style:style style:name="T13" style:family="text">
      <style:text-properties officeooo:rsid="00701332"/>
    </style:style>
    <style:style style:name="T14" style:family="text">
      <style:text-properties officeooo:rsid="0079f24b"/>
    </style:style>
    <style:style style:name="T15" style:family="text">
      <style:text-properties officeooo:rsid="009bb19f"/>
    </style:style>
    <style:style style:name="T16" style:family="text">
      <style:text-properties officeooo:rsid="005c226f"/>
    </style:style>
    <style:style style:name="T17" style:family="text">
      <style:text-properties officeooo:rsid="005f133e"/>
    </style:style>
    <style:style style:name="T18" style:family="text">
      <style:text-properties officeooo:rsid="0071f134"/>
    </style:style>
    <style:style style:name="T19" style:family="text">
      <style:text-properties officeooo:rsid="0059e56f"/>
    </style:style>
    <style:style style:name="T20" style:family="text">
      <style:text-properties officeooo:rsid="0060e4f2"/>
    </style:style>
    <style:style style:name="T21" style:family="text">
      <style:text-properties officeooo:rsid="0063597f"/>
    </style:style>
    <style:style style:name="T22" style:family="text">
      <style:text-properties officeooo:rsid="006a5e6a"/>
    </style:style>
    <style:style style:name="T23" style:family="text">
      <style:text-properties officeooo:rsid="0068cc68"/>
    </style:style>
    <style:style style:name="T24" style:family="text">
      <style:text-properties officeooo:rsid="007f7019"/>
    </style:style>
    <style:style style:name="T25" style:family="text">
      <style:text-properties officeooo:rsid="00679aa0"/>
    </style:style>
    <style:style style:name="T26" style:family="text">
      <style:text-properties officeooo:rsid="00660871"/>
    </style:style>
    <style:style style:name="T27" style:family="text">
      <style:text-properties officeooo:rsid="0060e590"/>
    </style:style>
    <style:style style:name="T28" style:family="text">
      <style:text-properties officeooo:rsid="006a19e7"/>
    </style:style>
    <style:style style:name="T29" style:family="text">
      <style:text-properties officeooo:rsid="007ba53c"/>
    </style:style>
    <style:style style:name="T30" style:family="text">
      <style:text-properties officeooo:rsid="007bfb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Ημερήσια αναφορά συνδρομικής επιτήρησης σε κέντρα φιλοξενίας προσφύγων/μεταναστών</text:h>
      <text:h text:style-name="Heading_20_2" text:outline-level="2">Ημερομηνία: \Sexpr{tgtdatef} </text:h>
      <text:p text:style-name="Text_20_body">Στην αναφορά αυτή παρουσιάζουμε συνοπτικά τα αποτελέσματα της επιτήρησης συνδρόμων που δηλώνονται στο ΚΕΕΛΠΝΟ από τα σημεία υγειονομικής περίθαλψης σε κέντρα φιλοξενίας προσφύγων και μεταναστών. Η αναφορά αυτή περιλαμβάνει δεδομένα που αναφέρθηκαν στις \Sexpr{tgtdatef} από \Sexpr{Ncamps1} κέντρα (επί συνόλου \Sexpr{nrow(camps)}, ποσοστό συμμετοχής \Sexpr{round(100*Ncamps1/nrow(camps))}%). Εβδομαδιαία δεδομένα δηλώθηκαν από \Sexpr{Ncamps7} κέντρα (ποσοστό συμμετοχής \Sexpr{round(100*Ncamps7/nrow(camps))}%). Τα δεδομένα που παρουσιάζονται εδώ περιλαμβάνουν δηλώσεις που παρελήφθησαν μέχρι τις 1:00 μμ της σημερινής ημέρας. Όλα τα στοιχεία είναι προσωρινά και μπορεί να μεταβληθούν τις επόμενες ημέρες. </text:p>
      <text:h text:style-name="P45" text:outline-level="2">Συνολικά δεδομένα από όλα τα κέντρα.</text:h>
      <text:p text:style-name="Text_20_body"><text:span text:style-name="T2">Πίνακας 1</text:span><text:span text:style-name="T1">: </text:span><text:span text:style-name="T20">Δεδομένα ανά σύνδρομο από όλα τα κέντρα</text:span>, \Sexpr{format(tgtdate-1, "%d-%m-%Y")}</text:p>
      <text:p text:style-name="Text_20_body">&lt;&lt;Table1, echo=FALSE, results=xml&gt;&gt;=</text:p>
      <text:p text:style-name="P38">options("OutDec"=",")</text:p>
      <text:p text:style-name="P36">tb1 &lt;- makeTable1(lang)</text:p>
      <text:p text:style-name="P7">tb<text:span text:style-name="T29">1</text:span>Styles &lt;- tableStyles(<text:span text:style-name="T29">tb1</text:span>, useRowNames=FALSE, header=colnames(<text:span text:style-name="T29">tb1</text:span>))</text:p>
      <text:p text:style-name="P8">tb<text:span text:style-name="T29">1</text:span>Styles$header[tb<text:span text:style-name="T29">1</text:span>Styles$header=="MyCenteredNormal"] &lt;- "MyCenteredSmall"</text:p>
      <text:p text:style-name="P8">tb1Styles$text[tb1Styles$text=="MyCenteredNormal"] &lt;- "MyCenteredSmall"</text:p>
      <text:p text:style-name="P37">odfTable(<text:span text:style-name="T30">tb1</text:span>, useRowNames=FALSE, styles=t<text:span text:style-name="T3">b1S</text:span>tyles)</text:p>
      <text:p text:style-name="P37">@</text:p>
      <text:p text:style-name="P41">&lt;&lt;diag<text:span text:style-name="T22">s1</text:span>, echo = FALSE, results = xml&gt;&gt;=</text:p>
      <text:p text:style-name="P38">options("OutDec"=".")</text:p>
      <text:p text:style-name="P17">odfPageBreak()</text:p>
      <text:p text:style-name="P31">for (j in 1:13) {</text:p>
      <text:p text:style-name="P14">styles &lt;- getStyles()</text:p>
      <text:p text:style-name="P14">styles$paragraph &lt;- "My<text:span text:style-name="T23">Header</text:span>"</text:p>
      <text:p text:style-name="P14">setStyles(styles)</text:p>
      <text:p text:style-name="P23">cat(odfCat(sprintf(<text:span text:style-name="T24">"%s. %s"</text:span>, <text:span text:style-name="T25">j</text:span>, syndroDesc[<text:span text:style-name="T25">j</text:span>, lang])))</text:p>
      <text:p text:style-name="P14">styles &lt;- getStyles()</text:p>
      <text:p text:style-name="P14">styles$paragraph &lt;- "MyNormal"</text:p>
      <text:p text:style-name="P14">setStyles(styles)</text:p>
      <text:p text:style-name="P23">cat(odfCat(sprintf(alDayLabels[1, lang], <text:span text:style-name="T25">j</text:span>, syndroDesc[<text:span text:style-name="T25">j</text:span>, lang])))</text:p>
      <text:p text:style-name="P21"><text:span text:style-name="T26">cairo_ps</text:span>(<text:span text:style-name="T25">sprintf("fits%s.ps", j)</text:span>, width=<text:span text:style-name="T26">9.5</text:span>, height=<text:span text:style-name="T26">5.5</text:span>, <text:span text:style-name="T26">pointsize=12</text:span>)</text:p>
      <text:p text:style-name="P42">plotOne(fits[[<text:span text:style-name="T25">j</text:span>]], <text:span text:style-name="T27">lang=lang, stoptgt=TRUE</text:span>)</text:p>
      <text:p text:style-name="P21">dev.off()</text:p>
      <text:p text:style-name="P21"><text:span text:style-name="T13">cat(</text:span>odfInsertPlot(<text:span text:style-name="T25">sprintf("fits%s.ps", j)</text:span>, height=3.8, width=3.8*3800/2200, <text:span text:style-name="T14">externalFile=TRUE))</text:span></text:p>
      <text:p text:style-name="P25">file.remove(<text:span text:style-name="T25">sprintf("fits%s.ps", j)</text:span>)</text:p>
      <text:p text:style-name="P17"><text:span text:style-name="T9">if (j %% 2 == 0) cat(as.character(</text:span>odfPageBreak()<text:span text:style-name="T10">))</text:span></text:p>
      <text:p text:style-name="P30">}</text:p>
      <text:p text:style-name="P14">styles &lt;- getStyles()</text:p>
      <text:p text:style-name="P14">styles$paragraph &lt;- "My<text:span text:style-name="T22">CenteredNormal</text:span>"</text:p>
      <text:p text:style-name="P13">setStyles(styles)</text:p>
      <text:p text:style-name="P32">@</text:p>
      <text:h text:style-name="P47" text:outline-level="2">Αναφορά των ειδοποιήσεων που εντοπίστηκαν</text:h>
      <text:p text:style-name="P1"><text:span text:style-name="T2">Πίνακας </text:span><text:span text:style-name="T1">2: </text:span><text:span text:style-name="T20">Ειδοποιήσεις της ημέρας, από το σύνολο των κέντρων και από κάθε κέντρο ξεχωριστά.</text:span></text:p>
      <text:p text:style-name="Text_20_body"/>
      <text:p text:style-name="Text_20_body">&lt;&lt;Table2a, echo=FALSE, results=xml&gt;&gt;=</text:p>
      <text:p text:style-name="P38">options("OutDec"=",")</text:p>
      <text:p text:style-name="Text_20_body">if (nrow(table2a)&gt;0) {</text:p>
      <text:p text:style-name="P34"><text:tab/>odfTable(<text:span text:style-name="T28">formatTableA(table2a)</text:span>, useRowNames=FALSE)</text:p>
      <text:p text:style-name="Text_20_body">} else {</text:p>
      <text:p text:style-name="Text_20_body"><text:tab/>odfCat(<text:span text:style-name="T4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6">tb2bStyles &lt;- tableStyles(<text:span text:style-name="T28">formatTableB(table2b)</text:span>, useRowNames=FALSE, header=colnames(<text:span text:style-name="T28">formatTableB(table2b)</text:span>))</text:p>
      <text:p text:style-name="P5">tb2bStyles$header[tb2bStyles$header=="MyCenteredNormal"] &lt;- "MyCenteredSmall"</text:p>
      <text:p text:style-name="P5">tb2bStyles$text[tb2bStyles$text=="MyCenteredNormal"] &lt;- "MyCenteredSmall"</text:p>
      <text:p text:style-name="P35">odfTable(<text:span text:style-name="T28">formatTableB(table2b)</text:span>, useRowNames=FALSE, styles=t<text:span text:style-name="T3">b2bS</text:span>tyles)</text:p>
      <text:p text:style-name="Text_20_body">} else {</text:p>
      <text:p text:style-name="P9"><text:tab/>odfCat(<text:span text:style-name="T4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10"/>
      <text:p text:style-name="P40"><text:span text:style-name="T2">Πίνακας</text:span><text:span text:style-name="T1"> 3: </text:span><text:span text:style-name="T20">Ειδοποιήσεις των τελευταίων 7 ημερών, από το σύνολο των κέντρων και από κάθε κέντρο ξεχωριστά.</text:span></text:p>
      <text:p text:style-name="P3"/>
      <text:p text:style-name="Text_20_body">&lt;&lt;Table3a, echo=FALSE, results=xml&gt;&gt;=</text:p>
      <text:p text:style-name="Text_20_body">if (nrow(table3a)&gt;0) {</text:p>
      <text:p text:style-name="P34">odfTable(<text:span text:style-name="T28">formatTableA(table3a)</text:span>, useRowNames=FALSE)</text:p>
      <text:p text:style-name="Text_20_body">} else {</text:p>
      <text:p text:style-name="P9"><text:tab/>odfCat(<text:span text:style-name="T4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6">tb3bStyles &lt;- tableStyles(<text:span text:style-name="T19">formatTableB(table3b)</text:span>, useRowNames=FALSE, header=colnames(<text:span text:style-name="T19">formatTableB(table3b)</text:span>))</text:p>
      <text:p text:style-name="P4">tb3bStyles$header[tb3bStyles$header=="MyCenteredNormal"] &lt;- "MyCenteredSmall"</text:p>
      <text:p text:style-name="P4">tb3bStyles$text[tb3bStyles$text=="MyCenteredNormal"] &lt;- "MyCenteredSmall"</text:p>
      <text:p text:style-name="P34">odfTable<text:span text:style-name="T19">(formatTableB(table3b)</text:span>, useRowNames=FALSE, styles=t<text:span text:style-name="T3">b3bS</text:span>tyles)</text:p>
      <text:p text:style-name="Text_20_body">} else {</text:p>
      <text:p text:style-name="P9"><text:tab/>odfCat(<text:span text:style-name="T4">noAlertMsg[4, lang]</text:span>)</text:p>
      <text:p text:style-name="Text_20_body">}</text:p>
      <text:p text:style-name="Text_20_body">@</text:p>
      <text:p text:style-name="Text_20_body"/>
      <text:p text:style-name="P2"/>
      <text:h text:style-name="P46" text:outline-level="2"><text:span text:style-name="T20">Ειδοποιήσεις τις ημέρας</text:span>: <text:span text:style-name="T20">διαγράμματα</text:span></text:h>
      <text:p text:style-name="P28">&lt;&lt;<text:span text:style-name="T5">dayalerts</text:span>, echo = FALSE, results = xml&gt;&gt;=</text:p>
      <text:p text:style-name="P11">if (nrow(table2a)+nrow(table2b)==0) {</text:p>
      <text:p text:style-name="P33"><text:span text:style-name="T6">cat(</text:span>odfCat(<text:span text:style-name="T4">noAlertMsg[5, lang]</text:span>)<text:span text:style-name="T6">)</text:span></text:p>
      <text:p text:style-name="P11">} else {</text:p>
      <text:p text:style-name="P12"/>
      <text:p text:style-name="P12">styles &lt;- getStyles()</text:p>
      <text:p text:style-name="P12">styles$paragraph &lt;- "MyNormal"</text:p>
      <text:p text:style-name="P12">setStyles(styles)</text:p>
      <text:p text:style-name="P15">cnt &lt;- <text:span text:style-name="T7">13</text:span></text:p>
      <text:p text:style-name="P11"/>
      <text:p text:style-name="P39">options("OutDec"=".")</text:p>
      <text:p text:style-name="P11">if (nrow(table2a)&gt;0) { for (i in 1:nrow(table2a)<text:span text:style-name="T8">)</text:span> {</text:p>
      <text:p text:style-name="P16"><text:span text:style-name="T9">if (cnt&gt;13) cat(as.character(</text:span>odfPageBreak()<text:span text:style-name="T10">))</text:span></text:p>
      <text:p text:style-name="P18">cnt &lt;- cnt + 1</text:p>
      <text:p text:style-name="P11"><text:span text:style-name="T11">syndro &lt;- </text:span>table2a[i,<text:span text:style-name="T11">"</text:span>syndro<text:span text:style-name="T11">"</text:span>]</text:p>
      <text:p text:style-name="P11"><text:span text:style-name="T11">fname &lt;- </text:span>sprintf(<text:span text:style-name="T11">"</text:span>fitAl-%s<text:span text:style-name="T11">.png", syndro</text:span>)</text:p>
      <text:p text:style-name="P19">png(<text:span text:style-name="T11">fname</text:span>, width=380<text:span text:style-name="T12">0</text:span>, height=22<text:span text:style-name="T12">0</text:span>0, res=<text:span text:style-name="T12">40</text:span>0)</text:p>
      <text:p text:style-name="P42">plotOne(fits[[<text:span text:style-name="T11">syndro]</text:span>]<text:span text:style-name="T21">, lang=lang, stoptgt=TRUE</text:span>)</text:p>
      <text:p text:style-name="P19">dev.off()</text:p>
      <text:p text:style-name="P22">cat(odfCat(sprintf(alDayLabels[1, lang], cnt, syndroDesc[i, lang])))</text:p>
      <text:p text:style-name="P19"><text:span text:style-name="T13">cat(</text:span>odfInsertPlot(<text:span text:style-name="T11">fname</text:span>, height=3.8, width=3.8*3800/2200, <text:span text:style-name="T14">externalFile=TRUE))</text:span></text:p>
      <text:p text:style-name="P24">file.remove(fname)</text:p>
      <text:p text:style-name="P26">if (syndro&lt;=5) {</text:p>
      <text:p text:style-name="P11"><text:span text:style-name="T11">fname &lt;- </text:span>sprintf(<text:span text:style-name="T11">"ages</text:span>Al-%s<text:span text:style-name="T11">.png", syndro</text:span>)</text:p>
      <text:p text:style-name="P19">png(<text:span text:style-name="T11">fname</text:span>, width=380<text:span text:style-name="T12">0</text:span>, height=22<text:span text:style-name="T12">0</text:span>0, res=<text:span text:style-name="T12">40</text:span>0)</text:p>
      <text:p text:style-name="P20">plot<text:span text:style-name="T15">Ages</text:span>(<text:span text:style-name="T11">syndro, lang=lang</text:span>)</text:p>
      <text:p text:style-name="P19">dev.off()</text:p>
      <text:p text:style-name="P19"><text:span text:style-name="T13">cat(</text:span>odfInsertPlot(<text:span text:style-name="T11">fname</text:span>, height=3.8, width=3.8*3800/2200, <text:span text:style-name="T14">externalFile=TRUE))</text:span></text:p>
      <text:p text:style-name="P24">file.remove(fname)</text:p>
      <text:p text:style-name="P26">}<text:span text:style-name="T16">}}</text:span></text:p>
      <text:p text:style-name="P11"><text:soft-page-break/></text:p>
      <text:p text:style-name="P11">if (nrow(table2b)&gt;0) { for (i in 1:nrow(table2b)<text:span text:style-name="T8">)</text:span> {</text:p>
      <text:p text:style-name="P16"><text:span text:style-name="T9">if (cnt&gt;13) cat(as.character(</text:span>odfPageBreak()<text:span text:style-name="T10">))</text:span></text:p>
      <text:p text:style-name="P18">cnt &lt;- cnt + 1</text:p>
      <text:p text:style-name="P11"><text:span text:style-name="T11">syndro &lt;- </text:span>table2b[i,<text:span text:style-name="T11">"</text:span>syndro<text:span text:style-name="T11">"</text:span>]; <text:span text:style-name="T11">camp &lt;- table2b[i,"camp"]</text:span></text:p>
      <text:p text:style-name="P11"><text:span text:style-name="T11">fname &lt;- </text:span>sprintf(<text:span text:style-name="T11">"</text:span>fitAl-%<text:span text:style-name="T11">s</text:span>-%s<text:span text:style-name="T11">.png", camp, </text:span>syndro)</text:p>
      <text:p text:style-name="P19">png(<text:span text:style-name="T11">fname</text:span>, width=380<text:span text:style-name="T12">0</text:span>, height=22<text:span text:style-name="T12">0</text:span>0, res=<text:span text:style-name="T12">40</text:span>0)</text:p>
      <text:p text:style-name="P42">plotOne(fits<text:span text:style-name="T17">D[[camp]]</text:span>[[<text:span text:style-name="T11">syndro</text:span>]]<text:span text:style-name="T21">, lang=lang, stoptgt=TRUE</text:span>)</text:p>
      <text:p text:style-name="P19">dev.off()</text:p>
      <text:p text:style-name="P27">cat(odfCat(sprintf(alDayLabels[2, lang], cnt, syndroDesc[i, lang], camp, camps[match(camp, camps$codecamp), lang])))</text:p>
      <text:p text:style-name="P19"><text:span text:style-name="T18">cat(</text:span>odfInsertPlot(<text:span text:style-name="T11">fname</text:span>, height=3.8, width=3.8*3800/2200, <text:span text:style-name="T14">externalFile=TRUE))</text:span></text:p>
      <text:p text:style-name="P24">file.remove(fname)</text:p>
      <text:p text:style-name="P26">if (syndro&lt;=5) {</text:p>
      <text:p text:style-name="P11"><text:span text:style-name="T11">fname &lt;- </text:span>sprintf(<text:span text:style-name="T11">"ages</text:span>Al-%<text:span text:style-name="T11">s</text:span>-%s<text:span text:style-name="T11">.png", camp, </text:span>syndro)</text:p>
      <text:p text:style-name="P19">png(<text:span text:style-name="T11">fname</text:span>, width=380<text:span text:style-name="T12">0</text:span>, height=22<text:span text:style-name="T12">0</text:span>0, res=<text:span text:style-name="T12">40</text:span>0)</text:p>
      <text:p text:style-name="P20">plot<text:span text:style-name="T15">Ages</text:span>(<text:span text:style-name="T11">syndro, camp, lang=lang</text:span>)</text:p>
      <text:p text:style-name="P19">dev.off()</text:p>
      <text:p text:style-name="P19"><text:span text:style-name="T13">cat(</text:span>odfInsertPlot(<text:span text:style-name="T11">fname</text:span>, height=3.8, width=3.8*3800/2200, <text:span text:style-name="T14">externalFile=TRUE))</text:span></text:p>
      <text:p text:style-name="P24">file.remove(fname)</text:p>
      <text:p text:style-name="P26">}<text:span text:style-name="T16">}}</text:span></text:p>
      <text:p text:style-name="P28"/>
      <text:p text:style-name="P29">}</text:p>
      <text:p text:style-name="P28">@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6-30T21:17:37.036261962</dc:date>
    <dc:creator>Theodore Lytras</dc:creator>
    <meta:editing-duration>PT3H56M50S</meta:editing-duration>
    <meta:editing-cycles>79</meta:editing-cycles>
    <meta:generator>LibreOffice/5.1.4.2$Linux_X86_64 LibreOffice_project/10m0$Build-2</meta:generator>
    <meta:document-statistic meta:table-count="0" meta:image-count="0" meta:object-count="0" meta:page-count="6" meta:paragraph-count="124" meta:word-count="485" meta:character-count="5137" meta:non-whitespace-character-count="4769"/>
  </office:meta>
</office:document-meta>
</file>